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21.3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684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c, Cacc, Vacc, T1</text:p>
          </table:table-cell>
          <table:table-cell/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Macc, Cacc, Vacc, T2</text:span></text:p>
          </table:table-cell>
          <table:table-cell/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l, Cbl, Vbl, T8-1, T8-2, T8-3</text:p>
          </table:table-cell>
          <table:table-cell/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Mbl, Cbl, Vbl, T9</text:span></text:p>
          </table:table-cell>
          <table:table-cell/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 style:data-style-name="N2" text:time-value="0000-00-00T16:47:53.669191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0-28T16:48:19.087922445</dc:date>
    <dc:creator>Tristan Braquelaire</dc:creator>
    <meta:editing-duration>PT15M34S</meta:editing-duration>
    <meta:editing-cycles>7</meta:editing-cycles>
    <meta:generator>LibreOffice/4.1.6.2$Linux_X86_64 LibreOffice_project/410$Build-2</meta:generator>
    <meta:document-statistic meta:table-count="1" meta:cell-count="98" meta:object-count="0"/>
    <meta:user-defined meta:name=""/>
  </office:meta>
</office:document-meta>
</file>